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18ac3c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6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7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8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9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10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1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2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f8b" style:font-weight-asian="bold" style:font-weight-complex="bold"/>
    </style:style>
    <style:style style:name="T3" style:family="text">
      <style:text-properties fo:font-weight="bold" officeooo:rsid="0003d1c8" style:font-weight-asian="bold" style:font-weight-complex="bold"/>
    </style:style>
    <style:style style:name="T4" style:family="text">
      <style:text-properties fo:font-weight="bold" officeooo:rsid="001be185" style:font-weight-asian="bold" style:font-weight-complex="bold"/>
    </style:style>
    <style:style style:name="T5" style:family="text">
      <style:text-properties officeooo:rsid="000df408"/>
    </style:style>
    <style:style style:name="T6" style:family="text">
      <style:text-properties officeooo:rsid="0000bd3f"/>
    </style:style>
    <style:style style:name="T7" style:family="text">
      <style:text-properties officeooo:rsid="0003d1c8"/>
    </style:style>
    <style:style style:name="T8" style:family="text">
      <style:text-properties officeooo:rsid="000ea470"/>
    </style:style>
    <style:style style:name="T9" style:family="text">
      <style:text-properties officeooo:rsid="000f0f8b"/>
    </style:style>
    <style:style style:name="T10" style:family="text">
      <style:text-properties style:text-position="sub 58%" officeooo:rsid="0003d1c8"/>
    </style:style>
    <style:style style:name="T11" style:family="text">
      <style:text-properties officeooo:rsid="000215b3"/>
    </style:style>
    <style:style style:name="T12" style:family="text">
      <style:text-properties fo:color="#004f9e" loext:opacity="100%" officeooo:rsid="000215b3"/>
    </style:style>
    <style:style style:name="T13" style:family="text">
      <style:text-properties fo:color="#004f9e" loext:opacity="100%" officeooo:rsid="001be185"/>
    </style:style>
    <style:style style:name="T14" style:family="text">
      <style:text-properties fo:color="#004f9e" loext:opacity="100%" fo:font-weight="bold" officeooo:rsid="001be185" style:font-weight-asian="bold" style:font-weight-complex="bold"/>
    </style:style>
    <style:style style:name="T15" style:family="text">
      <style:text-properties fo:color="#004f9e" loext:opacity="100%" fo:font-weight="bold" officeooo:rsid="0018ac3c" style:font-weight-asian="bold" style:font-weight-complex="bold"/>
    </style:style>
    <style:style style:name="T16" style:family="text">
      <style:text-properties fo:color="#4f9e00" loext:opacity="100%" fo:font-weight="bold" style:font-weight-asian="bold" style:font-weight-complex="bold"/>
    </style:style>
    <style:style style:name="T17" style:family="text">
      <style:text-properties fo:color="#000000" loext:opacity="100%" officeooo:rsid="000215b3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fo:font-weight="bold" officeooo:rsid="000215b3" style:font-weight-asian="bold" style:font-weight-complex="bold"/>
    </style:style>
    <style:style style:name="T20" style:family="text">
      <style:text-properties fo:color="#000000" loext:opacity="100%" fo:font-weight="bold" officeooo:rsid="001be185" style:font-weight-asian="bold" style:font-weight-complex="bold"/>
    </style:style>
    <style:style style:name="T21" style:family="text">
      <style:text-properties style:text-position="0% 100%"/>
    </style:style>
    <style:style style:name="T22" style:family="text">
      <style:text-properties officeooo:rsid="0010e361"/>
    </style:style>
    <style:style style:name="T23" style:family="text">
      <style:text-properties officeooo:rsid="00157337"/>
    </style:style>
    <style:style style:name="T24" style:family="text">
      <style:text-properties fo:color="#c9211e" loext:opacity="100%" officeooo:rsid="00157337"/>
    </style:style>
    <style:style style:name="T25" style:family="text">
      <style:text-properties fo:color="#c9211e" loext:opacity="100%" fo:font-weight="bold" officeooo:rsid="0018ac3c" style:font-weight-asian="bold" style:font-weight-complex="bold"/>
    </style:style>
    <style:style style:name="T26" style:family="text">
      <style:text-properties fo:color="#c9211e" loext:opacity="100%" officeooo:rsid="0018ac3c"/>
    </style:style>
    <style:style style:name="T27" style:family="text">
      <style:text-properties fo:color="#c9211e" loext:opacity="100%" officeooo:rsid="0003d1c8"/>
    </style:style>
    <style:style style:name="T28" style:family="text">
      <style:text-properties officeooo:rsid="00169085"/>
    </style:style>
    <style:style style:name="T29" style:family="text">
      <style:text-properties officeooo:rsid="00181bc4"/>
    </style:style>
    <style:style style:name="T30" style:family="text">
      <style:text-properties officeooo:rsid="0018ac3c"/>
    </style:style>
    <style:style style:name="T31" style:family="text">
      <style:text-properties officeooo:rsid="001a9381"/>
    </style:style>
    <style:style style:name="T32" style:family="text">
      <style:text-properties officeooo:rsid="001be185"/>
    </style:style>
    <style:style style:name="T33" style:family="text">
      <style:text-properties officeooo:rsid="001df9f9"/>
    </style:style>
    <style:style style:name="T34" style:family="text">
      <style:text-properties fo:font-style="italic" officeooo:rsid="001be185" style:font-style-asian="italic" style:font-style-complex="italic"/>
    </style:style>
    <style:style style:name="T35" style:family="text">
      <style:text-properties fo:font-style="normal" officeooo:rsid="001be185" style:font-style-asian="normal" style:font-style-complex="normal"/>
    </style:style>
    <style:style style:name="T36" style:family="text">
      <style:text-properties officeooo:rsid="001f20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8">t</text:span>i<text:span text:style-name="T8">c</text:span>ipant: <text:span text:style-name="T31">WIND</text:span></text:h>
      <text:p text:style-name="P12"><text:span text:style-name="T6">You are responsible for the </text:span><text:span text:style-name="T4">WIND</text:span><text:span text:style-name="T6"> </text:span><text:span text:style-name="T5">technology </text:span><text:span text:style-name="T6">in the market.</text:span></text:p>
      <text:p text:style-name="P2"><text:span text:style-name="T6">In </text:span><text:span text:style-name="T9">real life,</text:span><text:span text:style-name="T6"> </text:span><text:span text:style-name="T7">a </text:span><text:span text:style-name="T6">bid includes multiple energy and price segments. </text:span><text:span text:style-name="T9">However, for simplicity's sake, </text:span><text:span text:style-name="T5">in this game you will </text:span><text:span text:style-name="T9">only </text:span><text:span text:style-name="T5">offer </text:span><text:span text:style-name="T9">one segment</text:span><text:span text:style-name="T5">. </text:span>Therefore, your bid for a specific round <text:span text:style-name="T5">will </text:span>consist of <text:span text:style-name="T5">the following</text:span>:</text:p>
      <text:list text:style-name="L1">
        <text:list-item>
          <text:p text:style-name="P10"><text:span text:style-name="T5">T</text:span>he <text:span text:style-name="T1">price</text:span> per megawatt-hour (€/MWh) at which you are willing to sell your energy. The minimum value (floor) is 0 €/MWh. The maximum value (cap) is 180 <text:span text:style-name="T22">€</text:span>/M<text:span text:style-name="T5">W</text:span>h.</text:p>
        </text:list-item>
        <text:list-item>
          <text:p text:style-name="P13">The amount of <text:span text:style-name="T1">energy</text:span> you are offering (GWh). The minimum value is 0 GWh. The maximum is <text:span text:style-name="T32">2</text:span><text:span text:style-name="T29">0</text:span> GWh.</text:p>
        </text:list-item>
      </text:list>
      <text:h text:style-name="P6" text:outline-level="3">Take into consideration that:</text:h>
      <text:list text:style-name="L2">
        <text:list-item>
          <text:p text:style-name="P11"><text:span text:style-name="T7">Your unitary variable cost associated </text:span><text:span text:style-name="T9">with</text:span><text:span text:style-name="T7"> </text:span><text:span text:style-name="T9">fuel consumption</text:span><text:span text:style-name="T7"> is </text:span><text:span text:style-name="T4">0</text:span><text:span text:style-name="T3"> €/M</text:span><text:span text:style-name="T2">W</text:span><text:span text:style-name="T3">h</text:span><text:span text:style-name="T7">.</text:span></text:p>
        </text:list-item>
        <text:list-item>
          <text:p text:style-name="P8"><text:span text:style-name="T7">Your </text:span><text:span text:style-name="T23">don’t have </text:span><text:span text:style-name="T7">CO</text:span><text:span text:style-name="T10">2</text:span><text:span text:style-name="T7"> emissions </text:span><text:span text:style-name="T23">associated with generation.</text:span></text:p>
        </text:list-item>
        <text:list-item>
          <text:p text:style-name="P8">Wind generation <text:span text:style-name="T32">can be adjusted downward (</text:span><text:span text:style-name="T36">i.e. </text:span><text:span text:style-name="T32">you can curtail </text:span><text:span text:style-name="T33">the </text:span><text:span text:style-name="T32">power output), but not upward (your generation is limited by </text:span><text:span text:style-name="T36">the </text:span><text:span text:style-name="T32">available wind). </text:span><text:span text:style-name="T36">Therefore</text:span><text:span text:style-name="T32">, accurate forecasts are important </text:span><text:span text:style-name="T36">for setting your bids and </text:span><text:span text:style-name="T32">reduc</text:span><text:span text:style-name="T36">ing</text:span><text:span text:style-name="T32"> imbalances. If you sell more energy in the market (at day </text:span><text:span text:style-name="T34">D</text:span><text:span text:style-name="T35">-1</text:span><text:span text:style-name="T32">) than </text:span><text:span text:style-name="T36">you actually generate </text:span><text:span text:style-name="T32">at day </text:span><text:span text:style-name="T34">D</text:span><text:span text:style-name="T32">, you will incur </text:span><text:span text:style-name="T36">a </text:span><text:span text:style-name="T32">penalty according to the </text:span><text:span text:style-name="T33">energy </text:span><text:span text:style-name="T32">imbalance. </text:span><text:span text:style-name="T6">The penalty price </text:span><text:span text:style-name="T23">is different for each round, and </text:span><text:span text:style-name="T6">depends on the overall imbalance, considering deviations from all participants.</text:span></text:p>
        </text:list-item>
      </text:list>
      <text:p text:style-name="P3">For example, if you sell <text:span text:style-name="T32">12</text:span> GWh in the market <text:span text:style-name="T32">but you generate only 10 GWh, you create an imbalance of 2 GWh. </text:span><text:span text:style-name="T30">If </text:span>the market clearing price is <text:span text:style-name="T30">2</text:span>0 €/MWh:</text:p>
      <text:list text:style-name="L3">
        <text:list-item>
          <text:p text:style-name="P9"><text:span text:style-name="T11">You earn </text:span><text:span text:style-name="T32">12</text:span>x<text:span text:style-name="T30">2</text:span><text:span text:style-name="T11">0 = </text:span><text:span text:style-name="T13">24</text:span><text:span text:style-name="T12">0 thousand € </text:span><text:span text:style-name="T11">(</text:span><text:span text:style-name="T12">market incomes</text:span><text:span text:style-name="T11">).</text:span></text:p>
        </text:list-item>
        <text:list-item>
          <text:p text:style-name="P9"><text:span text:style-name="T23">If the penalty price were </text:span><text:span text:style-name="T30">3</text:span><text:span text:style-name="T23">0 €/MWh, you </text:span><text:span text:style-name="T28">would </text:span><text:span text:style-name="T23">pay a </text:span><text:span text:style-name="T24">penalty</text:span><text:span text:style-name="T23"> of </text:span><text:span text:style-name="T30">2</text:span><text:span text:style-name="T7">x</text:span><text:span text:style-name="T30">3</text:span><text:span text:style-name="T7">0 = </text:span><text:span text:style-name="T26">60</text:span><text:span text:style-name="T24"> </text:span><text:span text:style-name="T27">thousand €</text:span><text:span text:style-name="T7">.</text:span></text:p>
        </text:list-item>
        <text:list-item>
          <text:p text:style-name="P9"><text:span text:style-name="T11">Thus</text:span><text:span text:style-name="T17">, overall, </text:span><text:span text:style-name="T19">you earn </text:span><text:span text:style-name="T14">24</text:span><text:span text:style-name="T15">0</text:span><text:span text:style-name="T19">-</text:span><text:span text:style-name="T25">60</text:span><text:span text:style-name="T19"> = </text:span><text:span text:style-name="T20">180</text:span><text:span text:style-name="T19"> thousand € </text:span><text:span text:style-name="T18">(</text:span><text:span text:style-name="T16">total incomes</text:span><text:span text:style-name="T18">)</text:span><text:span text:style-name="T19">.</text:span></text:p>
        </text:list-item>
      </text:list>
      <text:p text:style-name="P4"/>
      <text:p text:style-name="P5"><text:span text:style-name="T21"/></text:p>
      <text:h text:style-name="P7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23T13:49:09.159480551</dc:date>
    <meta:editing-duration>PT1H13S</meta:editing-duration>
    <meta:editing-cycles>24</meta:editing-cycles>
    <meta:generator>LibreOffice/24.2.7.2$Linux_X86_64 LibreOffice_project/420$Build-2</meta:generator>
    <meta:print-date>2026-02-18T14:40:48.962343504</meta:print-date>
    <meta:printed-by>PDF files</meta:printed-by>
    <meta:document-statistic meta:table-count="0" meta:image-count="0" meta:object-count="0" meta:page-count="1" meta:paragraph-count="13" meta:word-count="278" meta:character-count="1575" meta:non-whitespace-character-count="1318"/>
  </office:meta>
</office:document-meta>
</file>